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Volumes_28_μL_29_" style:display-name="Volumes(μL)" style:family="table">
      <style:table-properties style:width="6.925in" table:align="margins" style:may-break-between-rows="false"/>
    </style:style>
    <style:style style:name="Volumes_28_μL_29_.A" style:display-name="Volumes(μL).A" style:family="table-column">
      <style:table-column-properties style:column-width="1.3847in" style:rel-column-width="13107*"/>
    </style:style>
    <style:style style:name="Volumes_28_μL_29_.A1" style:display-name="Volumes(μL).A1" style:family="table-cell">
      <style:table-cell-properties fo:padding="0.0382in" fo:border-left="0.05pt solid #000000" fo:border-right="none" fo:border-top="0.05pt solid #000000" fo:border-bottom="0.05pt solid #000000"/>
    </style:style>
    <style:style style:name="Volumes_28_μL_29_.E1" style:display-name="Volumes(μL).E1" style:family="table-cell">
      <style:table-cell-properties fo:padding="0.0382in" fo:border="0.05pt solid #000000"/>
    </style:style>
    <style:style style:name="Volumes_28_μL_29_.A2" style:display-name="Volumes(μL).A2" style:family="table-cell">
      <style:table-cell-properties fo:padding="0.0382in" fo:border-left="0.05pt solid #000000" fo:border-right="none" fo:border-top="none" fo:border-bottom="0.05pt solid #000000"/>
    </style:style>
    <style:style style:name="Volumes_28_μL_29_.E2" style:display-name="Volumes(μL).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10f3d6" officeooo:paragraph-rsid="0010f3d6" style:font-weight-asian="bold" style:font-weight-complex="bold"/>
    </style:style>
    <style:style style:name="P2" style:family="paragraph" style:parent-style-name="Standard">
      <style:text-properties fo:font-weight="normal" officeooo:rsid="0011b5f3" officeooo:paragraph-rsid="0011b5f3" style:font-weight-asian="normal" style:font-weight-complex="normal"/>
    </style:style>
    <style:style style:name="P3" style:family="paragraph" style:parent-style-name="Standard">
      <style:text-properties fo:font-style="italic" style:text-underline-style="solid" style:text-underline-width="auto" style:text-underline-color="font-color" fo:font-weight="normal" officeooo:rsid="0011b5f3" officeooo:paragraph-rsid="0011b5f3" style:font-style-asian="italic" style:font-weight-asian="normal" style:font-style-complex="italic" style:font-weight-complex="normal"/>
    </style:style>
    <style:style style:name="P4" style:family="paragraph" style:parent-style-name="Standard">
      <style:text-properties fo:font-style="italic" style:text-underline-style="solid" style:text-underline-width="auto" style:text-underline-color="font-color" fo:font-weight="normal" officeooo:rsid="00138682" officeooo:paragraph-rsid="00138682" style:font-style-asian="italic" style:font-weight-asian="normal" style:font-style-complex="italic" style:font-weight-complex="normal"/>
    </style:style>
    <style:style style:name="P5" style:family="paragraph" style:parent-style-name="Standard">
      <style:text-properties fo:font-style="italic" style:text-underline-style="solid" style:text-underline-width="auto" style:text-underline-color="font-color" fo:font-weight="normal" officeooo:rsid="0015578b" officeooo:paragraph-rsid="0015578b" style:font-style-asian="italic" style:font-weight-asian="normal" style:font-style-complex="italic" style:font-weight-complex="normal"/>
    </style:style>
    <style:style style:name="P6" style:family="paragraph" style:parent-style-name="Standard">
      <style:text-properties fo:font-style="italic" style:text-underline-style="solid" style:text-underline-width="auto" style:text-underline-color="font-color" fo:font-weight="normal" officeooo:rsid="0015bf1e" officeooo:paragraph-rsid="0015bf1e" style:font-style-asian="italic" style:font-weight-asian="normal" style:font-style-complex="italic" style:font-weight-complex="normal"/>
    </style:style>
    <style:style style:name="P7" style:family="paragraph" style:parent-style-name="Standard">
      <style:text-properties fo:font-style="normal" fo:font-weight="normal" officeooo:rsid="0011b5f3" officeooo:paragraph-rsid="0011b5f3" style:font-style-asian="normal" style:font-weight-asian="normal" style:font-style-complex="normal" style:font-weight-complex="normal"/>
    </style:style>
    <style:style style:name="P8" style:family="paragraph" style:parent-style-name="Standard">
      <style:text-properties fo:font-style="normal" fo:font-weight="normal" officeooo:rsid="00138682" officeooo:paragraph-rsid="00138682" style:font-style-asian="normal" style:font-weight-asian="normal" style:font-style-complex="normal" style:font-weight-complex="normal"/>
    </style:style>
    <style:style style:name="P9" style:family="paragraph" style:parent-style-name="Standard">
      <style:text-properties fo:font-style="normal" style:text-underline-style="none" fo:font-weight="normal" officeooo:rsid="0015578b" officeooo:paragraph-rsid="0015578b" style:font-style-asian="normal" style:font-weight-asian="normal" style:font-style-complex="normal" style:font-weight-complex="normal"/>
    </style:style>
    <style:style style:name="P10" style:family="paragraph" style:parent-style-name="Standard" style:list-style-name="L1">
      <style:text-properties fo:font-style="normal" style:text-underline-style="none" fo:font-weight="normal" officeooo:rsid="0015578b" officeooo:paragraph-rsid="0015578b"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15578b" officeooo:paragraph-rsid="0015bf1e"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5bf1e" officeooo:paragraph-rsid="0015bf1e" style:font-style-asian="normal" style:font-weight-asian="normal" style:font-style-complex="normal" style:font-weight-complex="normal"/>
    </style:style>
    <style:style style:name="P13" style:family="paragraph" style:parent-style-name="Standard">
      <style:text-properties fo:font-style="normal" style:text-underline-style="none" fo:font-weight="normal" officeooo:rsid="001690f7" officeooo:paragraph-rsid="001690f7" style:font-style-asian="normal" style:font-weight-asian="normal" style:font-style-complex="normal" style:font-weight-complex="normal"/>
    </style:style>
    <style:style style:name="P14" style:family="paragraph" style:parent-style-name="Standard">
      <style:text-properties fo:font-style="normal" style:text-underline-style="none" fo:font-weight="normal" officeooo:rsid="0017dc8c" officeooo:paragraph-rsid="0017dc8c" style:font-style-asian="normal" style:font-weight-asian="normal" style:font-style-complex="normal" style:font-weight-complex="normal"/>
    </style:style>
    <style:style style:name="P15" style:family="paragraph" style:parent-style-name="Standard">
      <style:text-properties style:text-underline-style="solid" style:text-underline-width="auto" style:text-underline-color="font-color" fo:font-weight="normal" officeooo:rsid="0011b5f3" officeooo:paragraph-rsid="0011b5f3" style:font-weight-asian="normal" style:font-weight-complex="normal"/>
    </style:style>
    <style:style style:name="P16" style:family="paragraph" style:parent-style-name="Table_20_Heading">
      <style:text-properties officeooo:rsid="0015578b" officeooo:paragraph-rsid="0015578b"/>
    </style:style>
    <style:style style:name="P17" style:family="paragraph" style:parent-style-name="Table_20_Heading">
      <style:text-properties officeooo:rsid="0015bf1e" officeooo:paragraph-rsid="0015bf1e"/>
    </style:style>
    <style:style style:name="P18" style:family="paragraph" style:parent-style-name="Table_20_Heading">
      <style:text-properties fo:font-weight="normal" officeooo:rsid="0015bf1e" officeooo:paragraph-rsid="0015bf1e" style:font-weight-asian="normal" style:font-weight-complex="normal"/>
    </style:style>
    <style:style style:name="P19" style:family="paragraph" style:parent-style-name="Table_20_Heading">
      <style:paragraph-properties fo:text-align="center" style:justify-single-word="false"/>
      <style:text-properties fo:font-weight="normal" officeooo:rsid="0015bf1e" officeooo:paragraph-rsid="0015bf1e" style:font-weight-asian="normal" style:font-weight-complex="normal"/>
    </style:style>
    <style:style style:name="P20" style:family="paragraph" style:parent-style-name="Table_20_Contents">
      <style:paragraph-properties fo:text-align="center" style:justify-single-word="false"/>
      <style:text-properties officeooo:rsid="0015bf1e" officeooo:paragraph-rsid="0015bf1e"/>
    </style:style>
    <style:style style:name="P21" style:family="paragraph" style:parent-style-name="Table_20_Contents">
      <style:paragraph-properties fo:text-align="center" style:justify-single-word="false"/>
      <style:text-properties fo:font-weight="bold" officeooo:rsid="0015bf1e" officeooo:paragraph-rsid="0015bf1e" style:font-weight-asian="bold" style:font-weight-complex="bold"/>
    </style:style>
    <style:style style:name="P22" style:family="paragraph" style:parent-style-name="Table_20_Contents">
      <style:paragraph-properties fo:text-align="center" style:justify-single-word="false"/>
      <style:text-properties fo:font-weight="normal" officeooo:rsid="0015bf1e" officeooo:paragraph-rsid="0015bf1e" style:font-weight-asian="normal" style:font-weight-complex="normal"/>
    </style:style>
    <style:style style:name="T1" style:family="text">
      <style:text-properties officeooo:rsid="0011b5f3"/>
    </style:style>
    <style:style style:name="T2" style:family="text">
      <style:text-properties style:font-name="Liberation Serif1"/>
    </style:style>
    <style:style style:name="T3" style:family="text">
      <style:text-properties style:font-name="Liberation Serif1" officeooo:rsid="0011b5f3"/>
    </style:style>
    <style:style style:name="T4" style:family="text">
      <style:text-properties style:font-name="Liberation Serif"/>
    </style:style>
    <style:style style:name="T5" style:family="text">
      <style:text-properties style:font-name="Liberation Serif" fo:font-style="italic" style:font-style-asian="italic" style:font-style-complex="italic"/>
    </style:style>
    <style:style style:name="T6" style:family="text">
      <style:text-properties style:font-name="Liberation Serif" fo:font-style="italic" officeooo:rsid="0015bf1e" style:font-style-asian="italic" style:font-style-complex="italic"/>
    </style:style>
    <style:style style:name="T7" style:family="text">
      <style:text-properties style:font-name="Liberation Serif" officeooo:rsid="0011b5f3"/>
    </style:style>
    <style:style style:name="T8" style:family="text">
      <style:text-properties style:font-name="Liberation Serif" officeooo:rsid="0015578b"/>
    </style:style>
    <style:style style:name="T9" style:family="text">
      <style:text-properties style:font-name="Liberation Serif" officeooo:rsid="0015bf1e"/>
    </style:style>
    <style:style style:name="T10" style:family="text">
      <style:text-properties style:font-name="Liberation Serif" officeooo:rsid="001690f7"/>
    </style:style>
    <style:style style:name="T11" style:family="text">
      <style:text-properties officeooo:rsid="0013868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Seq <text:span text:style-name="T11">V3 Kit </text:span>Sample Preparation, <text:span text:style-name="T1">August 2014</text:span></text:p>
      <text:p text:style-name="P1"/>
      <text:p text:style-name="P2">Ideal sample libraries will be standardized to 10nM. Based on the KAPA quantification in the previous step, determine if libraries need to be diluted or concentrated for a working 10nM concentration.</text:p>
      <text:p text:style-name="P2"/>
      <text:p text:style-name="P2">*Before beginning, set a heat block to 96<text:span text:style-name="T2">º</text:span><text:span text:style-name="T4">C for last-step heat shock</text:span></text:p>
      <text:p text:style-name="P2"><text:span text:style-name="T4">*</text:span><text:span text:style-name="T8">If necessary, complete the wash steps on the MiSeq to prepare for sequencing</text:span></text:p>
      <text:p text:style-name="P2"><text:span text:style-name="T4">*</text:span><text:span text:style-name="T8">Remove HT1 from kit and let thaw, but keep chilled. </text:span><text:span text:style-name="T9">Remove loading tray from -20 freezer and let thaw in a bucket of tepid water in a dark room. (</text:span><text:span text:style-name="T6">Don't do this if another qPCR is required)</text:span></text:p>
      <text:p text:style-name="P2"/>
      <text:p text:style-name="P15"><text:span text:style-name="T5">Dilution</text:span></text:p>
      <text:p text:style-name="P2"><text:span text:style-name="T4">1. Determine appropriate volumes of EBT (EB buffer with Tween) to add to a 10</text:span><text:span text:style-name="T2">μ</text:span><text:span text:style-name="T4">L aliquot of prepared libraries from qPCR results. Aliquot 10</text:span><text:span text:style-name="T2">μ</text:span><text:span text:style-name="T4">L of library as precisely as possible into a separate tube. Pipet past the stop.</text:span></text:p>
      <text:p text:style-name="P2"><text:span text:style-name="T4"/></text:p>
      <text:p text:style-name="P2"><text:span text:style-name="T4">2. Add volumes of EBT to each tube as precisely as possible. Vortex and spin down 2X.</text:span></text:p>
      <text:p text:style-name="P2"><text:span text:style-name="T4"/></text:p>
      <text:p text:style-name="P3"><text:span text:style-name="T4">Concentration</text:span></text:p>
      <text:p text:style-name="P7"><text:span text:style-name="T4">1. Precisely determine volume left in tube via pipetting. This will determine the final volume of the reconstituted sample.</text:span></text:p>
      <text:p text:style-name="P7"><text:span text:style-name="T4"/></text:p>
      <text:p text:style-name="P7"><text:span text:style-name="T4">2. Use vacuum centrifuge to dry samples using the V-AQ setting. For small volumes of DNA 30</text:span><text:span text:style-name="T2">º</text:span><text:span text:style-name="T4">C is sufficient; drying times are dependent on the volume.</text:span></text:p>
      <text:p text:style-name="P7"><text:span text:style-name="T4"/></text:p>
      <text:p text:style-name="P7"><text:span text:style-name="T4">3. Add appropriate amounts of EBT to each tube. Because the volume will be small (&lt;20</text:span><text:span text:style-name="T2">μ</text:span><text:span text:style-name="T4">L), vortex carefully to keep liquid in bottom of tube. Spin down and repeat vortexing.</text:span></text:p>
      <text:p text:style-name="P7"/>
      <text:p text:style-name="P4"><text:span text:style-name="T4">Pooling</text:span></text:p>
      <text:p text:style-name="P8"><text:span text:style-name="T4">Pool all normalized libraries together to make a working stock of 10nM pooled. The volume of the smallest sample will determine the volume to add (e.g. if the smallest sample is 5</text:span><text:span text:style-name="T3">μ</text:span><text:span text:style-name="T7">L, </text:span><text:span text:style-name="T4">add 5</text:span><text:span text:style-name="T3">μ</text:span><text:span text:style-name="T7">L </text:span><text:span text:style-name="T4">of </text:span><text:span text:style-name="T8">each</text:span><text:span text:style-name="T4"> librar</text:span><text:span text:style-name="T8">y</text:span><text:span text:style-name="T4"> to the pool). </text:span><text:span text:style-name="T5">Optional: Redo KAPA library quantification qPCR step.</text:span></text:p>
      <text:p text:style-name="P8"/>
      <text:p text:style-name="P5"><text:span text:style-name="T4">Library Denaturation</text:span></text:p>
      <text:p text:style-name="P9"><text:span text:style-name="T4">1. Combine the following volumes of DNA and freshly diluted 0.1 N NaOH in a 1.5</text:span><text:span text:style-name="T3">μ</text:span><text:span text:style-name="T7">L </text:span><text:span text:style-name="T4">tube:</text:span></text:p>
      <text:list xml:id="list7496637206440626171" text:style-name="L1">
        <text:list-item>
          <text:p text:style-name="P10"><text:span text:style-name="T4">5 </text:span><text:span text:style-name="T3">μ</text:span><text:span text:style-name="T7">L </text:span><text:span text:style-name="T4">10 nM sample DNA </text:span></text:p>
        </text:list-item>
        <text:list-item>
          <text:p text:style-name="P10"><text:span text:style-name="T2">5 </text:span><text:span text:style-name="T3">μ</text:span><text:span text:style-name="T7">L </text:span><text:span text:style-name="T4">0.1 N NaOH</text:span></text:p>
        </text:list-item>
      </text:list>
      <text:p text:style-name="P9"><text:span text:style-name="T4">Vortex briefly to mix and spin down.</text:span></text:p>
      <text:p text:style-name="P9"/>
      <text:p text:style-name="P9"><text:span text:style-name="T4">2. Incubate library for 5 minutes at room temperature to denature DNA.</text:span></text:p>
      <text:p text:style-name="P9"/>
      <text:p text:style-name="P9"><text:span text:style-name="T4">3. Add 990 </text:span><text:span text:style-name="T3">μ</text:span><text:span text:style-name="T7">L </text:span><text:span text:style-name="T4">of pre-chilled HT1 to the tube. This results in a 50pM denatured library in 1 mM NaOH.</text:span></text:p>
      <text:p text:style-name="P9"/>
      <text:p text:style-name="P5"><text:span text:style-name="T4">Library Dilution</text:span></text:p>
      <text:p text:style-name="P11"><text:span text:style-name="T4">Different library concentrations are required for optimal cluster generation. These can range anywhere from 12 to 50 pM, depending on the chemistry. The following table shows the appropriate volumes of the 50pM denatured library and pre-chilled HT1 to combine for </text:span><text:span text:style-name="T9">600</text:span><text:span text:style-name="T3">μ</text:span><text:span text:style-name="T7">L </text:span><text:span text:style-name="T9">of the </text:span><text:span text:style-name="T4">desired concentrations.</text:span></text:p>
      <text:p text:style-name="P9"><text:soft-page-break/></text:p>
      <text:p text:style-name="P9"><text:span text:style-name="T4"/></text:p>
      <table:table table:name="Volumes(μL)" table:style-name="Volumes_28_μL_29_">
        <table:table-column table:style-name="Volumes_28_μL_29_.A" table:number-columns-repeated="5"/>
        <table:table-row>
          <table:table-cell table:style-name="Volumes_28_μL_29_.A1" office:value-type="string">
            <text:p text:style-name="P16">Final library concentration (pM)</text:p>
          </table:table-cell>
          <table:table-cell table:style-name="Volumes_28_μL_29_.A1" office:value-type="string">
            <text:p text:style-name="Table_20_Heading"/>
            <text:p text:style-name="P16">15pM</text:p>
          </table:table-cell>
          <table:table-cell table:style-name="Volumes_28_μL_29_.A1" office:value-type="string">
            <text:p text:style-name="Table_20_Heading"/>
            <text:p text:style-name="P16">18pM</text:p>
          </table:table-cell>
          <table:table-cell table:style-name="Volumes_28_μL_29_.A1" office:value-type="string">
            <text:p text:style-name="Table_20_Heading"/>
            <text:p text:style-name="P16">20pM</text:p>
          </table:table-cell>
          <table:table-cell table:style-name="Volumes_28_μL_29_.E1" office:value-type="string">
            <text:p text:style-name="Table_20_Heading"/>
            <text:p text:style-name="P16">25pM</text:p>
          </table:table-cell>
        </table:table-row>
        <table:table-row>
          <table:table-cell table:style-name="Volumes_28_μL_29_.A2" office:value-type="string">
            <text:p text:style-name="P17">Volume of 50 pM denatured DNA</text:p>
          </table:table-cell>
          <table:table-cell table:style-name="Volumes_28_μL_29_.A2" office:value-type="string">
            <text:p text:style-name="P18">180</text:p>
            <text:p text:style-name="P18"/>
          </table:table-cell>
          <table:table-cell table:style-name="Volumes_28_μL_29_.A2" office:value-type="string">
            <text:p text:style-name="P19">216</text:p>
          </table:table-cell>
          <table:table-cell table:style-name="Volumes_28_μL_29_.A2" office:value-type="string">
            <text:p text:style-name="P19">240</text:p>
          </table:table-cell>
          <table:table-cell table:style-name="Volumes_28_μL_29_.E2" office:value-type="string">
            <text:p text:style-name="P19">300</text:p>
          </table:table-cell>
        </table:table-row>
        <table:table-row>
          <table:table-cell table:style-name="Volumes_28_μL_29_.A2" office:value-type="string">
            <text:p text:style-name="P21">Volume of pre-chilled HT1</text:p>
          </table:table-cell>
          <table:table-cell table:style-name="Volumes_28_μL_29_.A2" office:value-type="string">
            <text:p text:style-name="P20">420</text:p>
          </table:table-cell>
          <table:table-cell table:style-name="Volumes_28_μL_29_.A2" office:value-type="string">
            <text:p text:style-name="P22">384</text:p>
          </table:table-cell>
          <table:table-cell table:style-name="Volumes_28_μL_29_.A2" office:value-type="string">
            <text:p text:style-name="P22">360</text:p>
          </table:table-cell>
          <table:table-cell table:style-name="Volumes_28_μL_29_.E2" office:value-type="string">
            <text:p text:style-name="P22">300</text:p>
          </table:table-cell>
        </table:table-row>
      </table:table>
      <text:p text:style-name="P9"/>
      <text:p text:style-name="P12"><text:span text:style-name="T4">Vortex the mixture and spin down. Place on ice until ready for the final heat shock and loading. The final input volume is 600</text:span><text:span text:style-name="T3">μ</text:span><text:span text:style-name="T7">L. </text:span><text:span text:style-name="T4">If a control is desired (PhiX) it must be in the same final concentration as the DNA and must be added within the final volume of 600</text:span><text:span text:style-name="T3">μ</text:span><text:span text:style-name="T7">L </text:span><text:span text:style-name="T4">for loading.</text:span></text:p>
      <text:p text:style-name="P12"/>
      <text:p text:style-name="P6"><text:span text:style-name="T4">Preparing the machine</text:span></text:p>
      <text:p text:style-name="P12"><text:span text:style-name="T4">1. Ensure all washes have completed. If the machine has not finished a required wash, it will not let you begin a run.</text:span></text:p>
      <text:p text:style-name="P12"/>
      <text:p text:style-name="P12"><text:span text:style-name="T4">2. Complete the MiSeq sample sheet using the Illumina </text:span><text:span text:style-name="T10">Experiment Manager (in a Windows machine only) and save to an external to transport it to the machine. Confirm sample sheet is correct and save it to the machine under the specified run name.</text:span></text:p>
      <text:p text:style-name="P12"/>
      <text:p text:style-name="P13"><text:span text:style-name="T4">3. Follow instructions on machine for run setup. Perform final heat shock of libraries by putting in 96</text:span><text:span text:style-name="T3">º</text:span><text:span text:style-name="T7">C <text:s/></text:span><text:span text:style-name="T4">heat block (taped shut) for 2 minutes. Remove immediately and place in ice/water bath to chill for at least 5 minutes. Keep on ice until completely ready to load. </text:span></text:p>
      <text:p text:style-name="P13"/>
      <text:p text:style-name="P13"><text:span text:style-name="T4">4. Check reagent tray for complete thawing (no ice crystals hitting sides). Remove flow cell from storage container and rinse THOROUGHLY with diH20. Dry with Kimwipe and wipe down with alcohol pad, finishing off with a polish with lens paper. Insert flow cell, putting old cell into storage container. Pierce foil covering input well on reagent tray with a P1000 tip and load library.</text:span></text:p>
      <text:p text:style-name="P13"/>
      <text:p text:style-name="P14"><text:span text:style-name="T4">5. Ensure all components are assembled and that the machine begins the run. BaseSpace will monitor the entire run until completion.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3T13:48:16.001751245</meta:creation-date>
    <dc:date>2014-08-13T14:55:34.241600542</dc:date>
    <meta:editing-duration>PT1H6M13S</meta:editing-duration>
    <meta:editing-cycles>4</meta:editing-cycles>
    <meta:generator>LibreOffice/4.2.4.2$Linux_X86_64 LibreOffice_project/420m0$Build-2</meta:generator>
    <meta:document-statistic meta:table-count="1" meta:image-count="0" meta:object-count="0" meta:page-count="2" meta:paragraph-count="45" meta:word-count="679" meta:character-count="3871" meta:non-whitespace-character-count="3235"/>
  </office:meta>
</office:document-meta>
</file>